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paragraph-rsid="000ffc8c"/>
    </style:style>
    <style:style style:name="T1" style:family="text">
      <style:text-properties officeooo:rsid="0011a543"/>
    </style:style>
    <style:style style:name="T2" style:family="text">
      <style:text-properties officeooo:rsid="0013c131"/>
    </style:style>
    <style:style style:name="T3" style:family="text">
      <style:text-properties officeooo:rsid="000ffc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 = <text:span text:style-name="T2">1</text:span>000 </text:p>
      <text:p text:style-name="P1">tau1 = 3 <text:s/></text:p>
      <text:p text:style-name="P1">tau2 = 1.1 <text:s/></text:p>
      <text:p text:style-name="P1">mu = 0.<text:span text:style-name="T3">2</text:span> </text:p>
      <text:p text:style-name="P1">average_degree=10, max_degree=50, min_community=<text:span text:style-name="T1">1</text:span>0, max_community=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Verdan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Verdan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0:28:09.421540999</meta:creation-date>
    <dc:date>2019-03-29T10:29:50.622172743</dc:date>
    <meta:editing-duration>PT1M41S</meta:editing-duration>
    <meta:editing-cycles>1</meta:editing-cycles>
    <meta:document-statistic meta:table-count="0" meta:image-count="0" meta:object-count="0" meta:page-count="1" meta:paragraph-count="5" meta:word-count="16" meta:character-count="108" meta:non-whitespace-character-count="91"/>
    <meta:generator>LibreOffice/6.1.5.2$Linux_X86_64 LibreOffice_project/10$Build-2</meta:generator>
  </office:meta>
</office:document-meta>
</file>